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9999c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marker-end="Arrow" draw:marker-end-width="0.3cm" draw:fill="solid" draw:fill-color="#9999cc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fill="solid" draw:fill-color="#9999cc" draw:textarea-horizontal-align="center" draw:textarea-vertical-align="middle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标准">
        <draw:custom-shape draw:style-name="gr1" draw:text-style-name="P2" draw:id="id3" draw:layer="layout" svg:width="3.5cm" svg:height="1.5cm" svg:x="1.208cm" svg:y="0.676cm">
          <text:p text:style-name="P1"><text:span text:style-name="T1">ReadCom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3.5cm" svg:height="1.5cm" svg:x="6.389cm" svg:y="11.058cm">
          <text:p text:style-name="P1"><text:span text:style-name="T1">End of </text:span></text:p>
          <text:p text:style-name="P1"><text:span text:style-name="T1">ReadCom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6" draw:layer="layout" svg:width="3.5cm" svg:height="1.618cm" svg:x="1.469cm" svg:y="9.537cm">
          <text:p text:style-name="P1"><text:span text:style-name="T2">Queue IRP into </text:span></text:p>
          <text:p text:style-name="P1"><text:span text:style-name="T2">pendingReadIrpsList</text:span></text:p>
          <text:p text:style-name="P1"><text:span text:style-name="T2">Mark IRP pending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" draw:layer="layout" svg:width="4.689cm" svg:height="2.347cm" svg:x="0.643cm" svg:y="3.085cm">
          <text:p text:style-name="P1"><text:span text:style-name="T2">Is pendingReadIrpsList</text:span></text:p>
          <text:p text:style-name="P1"><text:span text:style-name="T2">empty and </text:span></text:p>
          <text:p text:style-name="P1"><text:span text:style-name="T2">endpoint is not bus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2.987cm" svg:y1="5.432cm" svg:x2="3.034cm" svg:y2="7.041cm" draw:start-shape="id1" draw:start-glue-point="6" draw:end-shape="id2" draw:end-glue-point="5">
          <text:p text:style-name="P1"><text:span text:style-name="T1">Yes</text:span></text:p>
        </draw:connector>
        <draw:custom-shape draw:style-name="gr1" draw:text-style-name="P3" draw:id="id2" draw:layer="layout" svg:width="4cm" svg:height="1.5cm" svg:x="1.035cm" svg:y="7.041cm">
          <text:p text:style-name="P1"><text:span text:style-name="T2">DoReadNow</text:span></text:p>
          <text:p text:style-name="P1"><text:span text:style-name="T2">= 1</text:span></text:p>
          <text:p text:style-name="P1"><text:span text:style-name="T2">endpoint is busy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svg:x1="2.958cm" svg:y1="2.176cm" svg:x2="2.987cm" svg:y2="3.085cm" draw:start-shape="id3" draw:start-glue-point="2" draw:end-shape="id1" draw:end-glue-point="4">
          <text:p/>
        </draw:connector>
        <draw:custom-shape draw:style-name="gr1" draw:text-style-name="P3" draw:id="id5" draw:layer="layout" svg:width="4cm" svg:height="1.5cm" svg:x="5.779cm" svg:y="8.393cm">
          <text:p text:style-name="P1"><text:span text:style-name="T2">DoReadNow</text:span></text:p>
          <text:p text:style-name="P1"><text:span text:style-name="T2">= 0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5.332cm" svg:y1="4.258cm" svg:x2="7.876cm" svg:y2="4.87cm" draw:start-shape="id1" draw:start-glue-point="7" draw:end-shape="id4" draw:end-glue-point="4">
          <text:p text:style-name="P1"><text:span text:style-name="T1">No</text:span></text:p>
        </draw:connector>
        <draw:custom-shape draw:style-name="gr1" draw:text-style-name="P3" draw:id="id4" draw:layer="layout" svg:width="4.689cm" svg:height="2.347cm" svg:x="5.532cm" svg:y="4.87cm">
          <text:p text:style-name="P1"><text:span text:style-name="T2">Does Driver still </text:span></text:p>
          <text:p text:style-name="P1"><text:span text:style-name="T2">have data to </text:span></text:p>
          <text:p text:style-name="P1"><text:span text:style-name="T2">transfer to </text:span></text:p>
          <text:p text:style-name="P1"><text:span text:style-name="T2">AP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5.532cm" svg:y1="6.043cm" svg:x2="3.534cm" svg:y2="7.041cm" draw:start-shape="id4" draw:start-glue-point="5" draw:end-shape="id2" draw:end-glue-point="4">
          <text:p text:style-name="P1"><text:span text:style-name="T1">Yes</text:span></text:p>
        </draw:connector>
        <draw:connector draw:style-name="gr2" draw:text-style-name="P2" draw:layer="layout" svg:x1="7.876cm" svg:y1="7.217cm" svg:x2="7.778cm" svg:y2="8.393cm" draw:start-shape="id4" draw:start-glue-point="6" draw:end-shape="id5" draw:end-glue-point="5">
          <text:p text:style-name="P1"><text:span text:style-name="T1">No</text:span></text:p>
        </draw:connector>
        <draw:connector draw:style-name="gr3" draw:text-style-name="P4" draw:layer="layout" svg:x1="3.034cm" svg:y1="8.541cm" svg:x2="3.219cm" svg:y2="9.537cm" draw:start-shape="id2" draw:start-glue-point="8" draw:end-shape="id6" draw:end-glue-point="0">
          <text:p/>
        </draw:connector>
        <draw:connector draw:style-name="gr3" draw:text-style-name="P4" draw:layer="layout" svg:x1="7.778cm" svg:y1="9.893cm" svg:x2="4.969cm" svg:y2="10.346cm" draw:start-shape="id5" draw:start-glue-point="8" draw:end-shape="id6" draw:end-glue-point="1">
          <text:p/>
        </draw:connector>
        <draw:custom-shape draw:style-name="gr1" draw:text-style-name="P3" draw:id="id7" draw:layer="layout" svg:width="4.689cm" svg:height="2.347cm" svg:x="0.833cm" svg:y="11.971cm">
          <text:p text:style-name="P1"><text:span text:style-name="T2">DoReadNow == 1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3.219cm" svg:y1="11.155cm" svg:x2="3.177cm" svg:y2="11.971cm" draw:start-shape="id6" draw:start-glue-point="2" draw:end-shape="id7" draw:end-glue-point="4">
          <text:p/>
        </draw:connector>
        <draw:connector draw:style-name="gr2" draw:text-style-name="P2" draw:layer="layout" svg:x1="3.177cm" svg:y1="14.318cm" svg:x2="4.811cm" svg:y2="15.425cm" draw:start-shape="id7" draw:start-glue-point="6" draw:end-shape="id8" draw:end-glue-point="0">
          <text:p text:style-name="P1"><text:span text:style-name="T1">Yes</text:span></text:p>
        </draw:connector>
        <draw:connector draw:style-name="gr2" draw:text-style-name="P2" draw:layer="layout" svg:x1="5.522cm" svg:y1="13.144cm" svg:x2="6.389cm" svg:y2="11.808cm" draw:start-shape="id7" draw:start-glue-point="7" draw:end-shape="id9" draw:end-glue-point="3">
          <text:p text:style-name="P1"><text:span text:style-name="T1">No</text:span></text:p>
        </draw:connector>
        <draw:custom-shape draw:style-name="gr1" draw:text-style-name="P3" draw:id="id8" draw:layer="layout" svg:width="3.5cm" svg:height="1.618cm" svg:x="3.061cm" svg:y="15.425cm">
          <text:p text:style-name="P1"><text:span text:style-name="T2">ExQueueWorkItem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.561cm" svg:y1="16.234cm" svg:x2="8.139cm" svg:y2="12.558cm" draw:start-shape="id8" draw:start-glue-point="1" draw:end-shape="id9" draw:end-glue-point="2">
          <text:p/>
        </draw:connector>
        <draw:custom-shape draw:style-name="gr4" draw:text-style-name="P5" draw:id="id10" draw:layer="layout" svg:width="3.5cm" svg:height="1.5cm" svg:x="14.817cm" svg:y="1.445cm">
          <text:p text:style-name="P1"><text:span text:style-name="T2"/></text:p>
          <text:p text:style-name="P1"><text:span text:style-name="T2">WorkItemCallback_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1" draw:layer="layout" svg:width="4.689cm" svg:height="2.347cm" svg:x="13.933cm" svg:y="3.771cm">
          <text:p text:style-name="P1"><text:span text:style-name="T2">Is FDO in REMOVING</text:span></text:p>
          <text:p text:style-name="P1"><text:span text:style-name="T2">sta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16.567cm" svg:y1="2.945cm" svg:x2="16.277cm" svg:y2="3.771cm" draw:start-shape="id10" draw:start-glue-point="2" draw:end-shape="id11" draw:end-glue-point="4">
          <text:p/>
        </draw:connector>
        <draw:connector draw:style-name="gr6" draw:text-style-name="P4" draw:layer="layout" svg:x1="4.811cm" svg:y1="17.043cm" svg:x2="16.567cm" svg:y2="1.445cm" draw:start-shape="id8" draw:start-glue-point="2" draw:end-shape="id10" draw:end-glue-point="0">
          <text:p/>
        </draw:connector>
        <draw:connector draw:style-name="gr7" draw:text-style-name="P2" draw:layer="layout" svg:x1="16.277cm" svg:y1="6.118cm" svg:x2="17.902cm" svg:y2="8.326cm" draw:start-shape="id11" draw:start-glue-point="6" draw:end-shape="id12" draw:end-glue-point="5">
          <text:p text:style-name="P1"><text:span text:style-name="T1">Yes</text:span></text:p>
        </draw:connector>
        <draw:custom-shape draw:style-name="gr4" draw:text-style-name="P5" draw:id="id13" draw:layer="layout" svg:width="4.689cm" svg:height="2.347cm" svg:x="11.397cm" svg:y="6.392cm">
          <text:p text:style-name="P1"><text:span text:style-name="T2">Does Driver still have </text:span></text:p>
          <text:p text:style-name="P1"><text:span text:style-name="T2">data to transfer to AP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3.933cm" svg:y1="4.944cm" svg:x2="13.741cm" svg:y2="6.392cm" draw:start-shape="id11" draw:start-glue-point="5" draw:end-shape="id13" draw:end-glue-point="4">
          <text:p text:style-name="P1"><text:span text:style-name="T1">No</text:span></text:p>
        </draw:connector>
        <draw:custom-shape draw:style-name="gr4" draw:text-style-name="P5" draw:id="id15" draw:layer="layout" svg:width="3.5cm" svg:height="1.618cm" svg:x="11.493cm" svg:y="10.286cm">
          <text:p text:style-name="P1"><text:span text:style-name="T2">Transfer data </text:span></text:p>
          <text:p text:style-name="P1"><text:span text:style-name="T2">to APP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14" draw:layer="layout" svg:width="3.5cm" svg:height="3.9cm" svg:x="13.899cm" svg:y="13.532cm">
          <text:p text:style-name="P1"><text:span text:style-name="T2">Start new USB </text:span></text:p>
          <text:p text:style-name="P1"><text:span text:style-name="T2">read request</text:span></text:p>
          <text:p text:style-name="P1"><text:span text:style-name="T2">READPACKET,</text:span></text:p>
          <text:p text:style-name="P1"><text:span text:style-name="T2">start Timer</text:span></text:p>
          <text:p text:style-name="P1"><text:span text:style-name="T2">set </text:span></text:p>
          <text:p text:style-name="P1"><text:span text:style-name="T2">ReadPipeCompletion</text:span></text:p>
          <text:p text:style-name="P1"><text:span text:style-name="T2">as callback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.086cm" svg:y1="7.565cm" svg:x2="15.649cm" svg:y2="13.532cm" draw:start-shape="id13" draw:start-glue-point="7" draw:end-shape="id14" draw:end-glue-point="0">
          <text:p text:style-name="P1"><text:span text:style-name="T1">No</text:span></text:p>
        </draw:connector>
        <draw:connector draw:style-name="gr7" draw:text-style-name="P2" draw:layer="layout" svg:x1="13.741cm" svg:y1="8.739cm" svg:x2="13.243cm" svg:y2="10.286cm" draw:start-shape="id13" draw:start-glue-point="6" draw:end-shape="id15" draw:end-glue-point="0">
          <text:p text:style-name="P1"><text:span text:style-name="T1">Yes</text:span></text:p>
        </draw:connector>
        <draw:connector draw:style-name="gr5" draw:text-style-name="P4" draw:layer="layout" svg:x1="13.243cm" svg:y1="11.904cm" svg:x2="15.649cm" svg:y2="13.532cm" draw:start-shape="id15" draw:start-glue-point="2" draw:end-shape="id14" draw:end-glue-point="0">
          <text:p/>
        </draw:connector>
        <draw:custom-shape draw:style-name="gr4" draw:text-style-name="P5" draw:id="id16" draw:layer="layout" svg:width="3.5cm" svg:height="1.5cm" svg:x="14.017cm" svg:y="18.245cm">
          <text:p text:style-name="P1"><text:span text:style-name="T2">End of</text:span></text:p>
          <text:p text:style-name="P1"><text:span text:style-name="T2">WorkItemCallback_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15.649cm" svg:y1="17.432cm" svg:x2="15.767cm" svg:y2="18.245cm" draw:start-shape="id14" draw:start-glue-point="2" draw:end-shape="id16" draw:end-glue-point="0">
          <text:p/>
        </draw:connector>
        <draw:connector draw:style-name="gr5" draw:text-style-name="P4" draw:layer="layout" svg:x1="17.902cm" svg:y1="9.826cm" svg:x2="17.517cm" svg:y2="18.995cm" draw:start-shape="id12" draw:start-glue-point="8" draw:end-shape="id16" draw:end-glue-point="1">
          <text:p/>
        </draw:connector>
        <draw:custom-shape draw:style-name="gr8" draw:text-style-name="P2" draw:id="id17" draw:layer="layout" svg:width="3.5cm" svg:height="1.5cm" svg:x="6.528cm" svg:y="20.422cm">
          <text:p text:style-name="P1"><text:span text:style-name="T1">ReadPipeComple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5.767cm" svg:y1="19.745cm" svg:x2="8.278cm" svg:y2="20.422cm" draw:start-shape="id16" draw:start-glue-point="2" draw:end-shape="id17" draw:end-glue-point="0">
          <text:p/>
        </draw:connector>
        <draw:custom-shape draw:style-name="gr8" draw:text-style-name="P3" draw:id="id18" draw:layer="layout" svg:width="3.5cm" svg:height="2.289cm" svg:x="6.166cm" svg:y="22.932cm">
          <text:p text:style-name="P1"><text:span text:style-name="T2">Queue </text:span></text:p>
          <text:p text:style-name="P1"><text:span text:style-name="T2">READPACKET</text:span></text:p>
          <text:p text:style-name="P1"><text:span text:style-name="T2">into </text:span></text:p>
          <text:p text:style-name="P1"><text:span text:style-name="T2">completeReadPacketsList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8.278cm" svg:y1="21.922cm" svg:x2="7.916cm" svg:y2="22.932cm" draw:start-shape="id17" draw:start-glue-point="2" draw:end-shape="id18" draw:end-glue-point="0">
          <text:p/>
        </draw:connector>
        <draw:custom-shape draw:style-name="gr8" draw:text-style-name="P3" draw:id="id19" draw:layer="layout" svg:width="3.5cm" svg:height="1.618cm" svg:x="6.804cm" svg:y="26.358cm">
          <text:p text:style-name="P1"><text:span text:style-name="T2">Process IRP</text:span></text:p>
          <text:p text:style-name="P1"><text:span text:style-name="T2">waiting on</text:span></text:p>
          <text:p text:style-name="P1"><text:span text:style-name="T2">events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7.916cm" svg:y1="25.221cm" svg:x2="8.554cm" svg:y2="26.358cm" draw:start-shape="id18" draw:start-glue-point="2" draw:end-shape="id19" draw:end-glue-point="0">
          <text:p/>
        </draw:connector>
        <draw:custom-shape draw:style-name="gr8" draw:text-style-name="P3" draw:id="id20" draw:layer="layout" svg:width="4.689cm" svg:height="2.347cm" svg:x="11.37cm" svg:y="21.249cm">
          <text:p text:style-name="P1"><text:span text:style-name="T2">Is there pending </text:span></text:p>
          <text:p text:style-name="P1"><text:span text:style-name="T2">READ IR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draw:id="id23" draw:layer="layout" svg:width="3.5cm" svg:height="1.618cm" svg:x="16.01cm" svg:y="23.178cm">
          <text:p text:style-name="P1"><text:span text:style-name="T2">ExQueueWorkItem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8.554cm" svg:y1="27.976cm" svg:x2="13.714cm" svg:y2="21.249cm" draw:start-shape="id19" draw:start-glue-point="2" draw:end-shape="id20" draw:end-glue-point="4">
          <text:p/>
        </draw:connector>
        <draw:custom-shape draw:style-name="gr8" draw:text-style-name="P2" draw:id="id22" draw:layer="layout" svg:width="3.5cm" svg:height="1.5cm" svg:x="15.652cm" svg:y="26.287cm">
          <text:p text:style-name="P1"><text:span text:style-name="T1">End of </text:span></text:p>
          <text:p text:style-name="P1"><text:span text:style-name="T1">ReadCom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svg:x1="13.714cm" svg:y1="23.596cm" svg:x2="13.339cm" svg:y2="25.13cm" draw:start-shape="id20" draw:start-glue-point="6" draw:end-shape="id21" draw:end-glue-point="5">
          <text:p text:style-name="P1"><text:span text:style-name="T1">No</text:span></text:p>
        </draw:connector>
        <draw:custom-shape draw:style-name="gr4" draw:text-style-name="P5" draw:id="id12" draw:layer="layout" svg:width="4cm" svg:height="1.5cm" svg:x="15.903cm" svg:y="8.326cm">
          <text:p text:style-name="P1"><text:span text:style-name="T2">set endpoint id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3" draw:id="id21" draw:layer="layout" svg:width="4cm" svg:height="1.5cm" svg:x="11.34cm" svg:y="25.13cm">
          <text:p text:style-name="P1"><text:span text:style-name="T2">set endpoint </text:span></text:p>
          <text:p text:style-name="P1"><text:span text:style-name="T2">not busy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4" draw:layer="layout" svg:x1="13.339cm" svg:y1="26.63cm" svg:x2="15.652cm" svg:y2="27.037cm" draw:start-shape="id21" draw:start-glue-point="8" draw:end-shape="id22" draw:end-glue-point="3">
          <text:p/>
        </draw:connector>
        <draw:connector draw:style-name="gr10" draw:text-style-name="P2" draw:layer="layout" svg:x1="16.059cm" svg:y1="22.422cm" svg:x2="17.76cm" svg:y2="23.178cm" draw:start-shape="id20" draw:start-glue-point="7" draw:end-shape="id23" draw:end-glue-point="0">
          <text:p text:style-name="P1"><text:span text:style-name="T1">Yes</text:span></text:p>
        </draw:connector>
        <draw:connector draw:style-name="gr6" draw:text-style-name="P4" draw:layer="layout" svg:x1="19.51cm" svg:y1="23.987cm" svg:x2="18.317cm" svg:y2="2.195cm" draw:start-shape="id23" draw:start-glue-point="1" draw:end-shape="id10" draw:end-glue-point="1">
          <text:p/>
        </draw:connector>
        <draw:connector draw:style-name="gr9" draw:text-style-name="P4" draw:layer="layout" svg:x1="17.76cm" svg:y1="24.796cm" svg:x2="19.152cm" svg:y2="27.037cm" draw:start-shape="id23" draw:start-glue-point="2" draw:end-shape="id22" draw:end-glue-point="1">
          <text:p/>
        </draw:connector>
        <draw:custom-shape draw:style-name="gr11" draw:text-style-name="P2" draw:id="id24" draw:layer="layout" svg:width="3.5cm" svg:height="1.5cm" svg:x="3.728cm" svg:y="18.222cm">
          <text:p text:style-name="P1"><text:span text:style-name="T1"/></text:p>
          <text:p text:style-name="P1"><text:span text:style-name="T1">SerialReadTime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id="id25" draw:layer="layout" svg:width="3.5cm" svg:height="2.736cm" svg:x="1.223cm" svg:y="22.396cm">
          <text:p text:style-name="P1"><text:span text:style-name="T2">Dequeue</text:span></text:p>
          <text:p text:style-name="P1"><text:span text:style-name="T2">READ IRP</text:span></text:p>
          <text:p text:style-name="P1"><text:span text:style-name="T2">from</text:span></text:p>
          <text:p text:style-name="P1"><text:span text:style-name="T2">pendingReadIrpsList</text:span></text:p>
          <text:p text:style-name="P1"><text:span text:style-name="T2">complete i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id="id26" draw:layer="layout" svg:width="3.5cm" svg:height="1.5cm" svg:x="1.328cm" svg:y="26.622cm">
          <text:p text:style-name="P1"><text:span text:style-name="T1">SerialReadTime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svg:x1="5.478cm" svg:y1="19.722cm" svg:x2="2.973cm" svg:y2="22.396cm" draw:start-shape="id24" draw:start-glue-point="2" draw:end-shape="id25" draw:end-glue-point="0">
          <text:p/>
        </draw:connector>
        <draw:connector draw:style-name="gr9" draw:text-style-name="P4" draw:layer="layout" svg:x1="2.973cm" svg:y1="25.132cm" svg:x2="3.078cm" svg:y2="26.622cm" draw:start-shape="id25" draw:start-glue-point="2" draw:end-shape="id26" draw:end-glue-point="0">
          <text:p/>
        </draw:connector>
        <draw:connector draw:style-name="gr6" draw:text-style-name="P4" draw:layer="layout" svg:x1="13.899cm" svg:y1="15.482cm" svg:x2="7.228cm" svg:y2="18.972cm" draw:start-shape="id14" draw:end-shape="id24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zh" style:country-asian="CN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32cm" fo:margin-bottom="0.469cm" fo:margin-left="0.432cm" fo:margin-right="0.464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标准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Peng Liu</meta:initial-creator>
    <meta:creation-date>2006-02-05T16:31:04</meta:creation-date>
    <dc:creator>Peng Liu</dc:creator>
    <dc:date>2006-02-06T10:40:53</dc:date>
    <dc:language>en-US</dc:language>
    <meta:editing-cycles>9</meta:editing-cycles>
    <meta:editing-duration>PT1H53M33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